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0" calcext:value-type="float">
            <text:p>10</text:p>
          </table:table-cell>
          <table:table-cell table:formula="of:=SUM([$ANOVA.$B$4:.$B$15])" office:value-type="float" office:value="435" calcext:value-type="float">
            <text:p>435</text:p>
          </table:table-cell>
          <table:table-cell table:formula="of:=AVERAGE([$ANOVA.$B$4:.$B$15])" office:value-type="float" office:value="43.5" calcext:value-type="float">
            <text:p>43,5</text:p>
          </table:table-cell>
          <table:table-cell table:formula="of:=VAR([$ANOVA.$B$4:.$B$15])" office:value-type="float" office:value="124.055555555556" calcext:value-type="float">
            <text:p>124,055555555556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629.60000000001" calcext:value-type="float">
            <text:p>1629,60000000001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814.800000000003" calcext:value-type="float">
            <text:p>814,800000000003</text:p>
          </table:table-cell>
          <table:table-cell table:formula="of:=[$ANOVA.$I$12] / [$ANOVA.$I$13]" office:value-type="float" office:value="3.82821445351246" calcext:value-type="float">
            <text:p>3,82821445351246</text:p>
          </table:table-cell>
          <table:table-cell table:formula="of:=LEGACY.FDIST([$ANOVA.$J$12]; [$ANOVA.$H$12]; [$ANOVA.$H$13])" office:value-type="float" office:value="0.034381861293061" calcext:value-type="float">
            <text:p>0,034381861293061</text:p>
          </table:table-cell>
          <table:table-cell table:formula="of:=LEGACY.FINV([$ANOVA.$G$4]; [$ANOVA.$H$12]; [$ANOVA.$H$13])" office:value-type="float" office:value="3.3541308285292" calcext:value-type="float">
            <text:p>3,3541308285292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5746.7" calcext:value-type="float">
            <text:p>5746,7</text:p>
          </table:table-cell>
          <table:table-cell table:formula="of:=SUM([$ANOVA.$G$7:.$G$9])-COUNT([$ANOVA.$G$7:.$G$9])" office:value-type="float" office:value="27" calcext:value-type="float">
            <text:p>27</text:p>
          </table:table-cell>
          <table:table-cell table:formula="of:=[$ANOVA.$G$13] / [$ANOVA.$H$13]" office:value-type="float" office:value="212.840740740741" calcext:value-type="float">
            <text:p>212,840740740741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376.3" calcext:value-type="float">
            <text:p>7376,3</text:p>
          </table:table-cell>
          <table:table-cell table:formula="of:=SUM([$ANOVA.$G$7:.$G$9]) - 1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/>
          <table:table-cell table:style-name="ce70"/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0" calcext:value-type="float">
            <text:p>10</text:p>
          </table:table-cell>
          <table:table-cell table:formula="of:=SUM([$ANOVA.$B$4:.$B$15])" office:value-type="float" office:value="435" calcext:value-type="float">
            <text:p>435</text:p>
          </table:table-cell>
          <table:table-cell table:formula="of:=AVERAGE([$ANOVA.$B$4:.$B$15])" office:value-type="float" office:value="43.5" calcext:value-type="float">
            <text:p>43,5</text:p>
          </table:table-cell>
          <table:table-cell table:formula="of:=VAR([$ANOVA.$B$4:.$B$15])" office:value-type="float" office:value="124.055555555556" calcext:value-type="float">
            <text:p>124,0555555555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0" calcext:value-type="float">
            <text:p>0</text:p>
          </table:table-cell>
          <table:table-cell table:formula="of:=SUM([$ANOVA.$B$15:.$D$15])" office:value-type="float" office:value="0" calcext:value-type="float">
            <text:p>0</text:p>
          </table:table-cell>
          <table:table-cell table:formula="of:=AVERAGE([$ANOVA.$B$15:.$D$15])" office:value-type="string" office:string-value="" calcext:value-type="error">
            <text:p>#DIV/0 !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string" office:string-value="" calcext:value-type="error">
            <text:p>#DIV/0 !</text:p>
          </table:table-cell>
          <table:table-cell table:formula="of:=MAX([$ANOVA.$G$20:.$G$22]) - 1" office:value-type="float" office:value="9" calcext:value-type="float">
            <text:p>9</text:p>
          </table:table-cell>
          <table:table-cell table:formula="of:=[$ANOVA.$G$38] / [$ANOVA.$H$38]" office:value-type="string" office:string-value="" calcext:value-type="error">
            <text:p>#DIV/0 !</text:p>
          </table:table-cell>
          <table:table-cell table:formula="of:=[$ANOVA.$I$38] / [$ANOVA.$I$40]" office:value-type="string" office:string-value="" calcext:value-type="error">
            <text:p>#DIV/0 !</text:p>
          </table:table-cell>
          <table:table-cell table:formula="of:=LEGACY.FDIST([$ANOVA.$J$38]; [$ANOVA.$H$38]; [$ANOVA.$H$40])" office:value-type="string" office:string-value="" calcext:value-type="error">
            <text:p>#DIV/0 !</text:p>
          </table:table-cell>
          <table:table-cell table:formula="of:=LEGACY.FINV([$ANOVA.$G$17]; [$ANOVA.$H$38]; [$ANOVA.$H$40])" office:value-type="float" office:value="2.45628114915927" calcext:value-type="float">
            <text:p>2,456281149159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629.60000000001" calcext:value-type="float">
            <text:p>1629,60000000001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814.800000000003" calcext:value-type="float">
            <text:p>814,800000000003</text:p>
          </table:table-cell>
          <table:table-cell table:formula="of:=[$ANOVA.$I$39] / [$ANOVA.$I$40]" office:value-type="string" office:string-value="" calcext:value-type="error">
            <text:p>#DIV/0 !</text:p>
          </table:table-cell>
          <table:table-cell table:formula="of:=LEGACY.FDIST([$ANOVA.$J$39]; [$ANOVA.$H$39]; [$ANOVA.$H$40])" office:value-type="string" office:string-value="" calcext:value-type="error">
            <text:p>#DIV/0 !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string" office:string-value="" calcext:value-type="error">
            <text:p>#DIV/0 !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string" office:string-value="" calcext:value-type="error">
            <text:p>#DIV/0 !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string" office:string-value="" calcext:value-type="error">
            <text:p>#DIV/0 !</text:p>
          </table:table-cell>
          <table:table-cell table:formula="of:=COUNT([$ANOVA.$B$4:.$D$15])-1" office:value-type="float" office:value="29" calcext:value-type="float">
            <text:p>29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8"/>
        <table:table-column table:style-name="co13" table:default-cell-style-name="ce8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7"/>
          <table:table-cell table:style-name="ce81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79" office:value-type="float" office:value="26" calcext:value-type="float">
            <text:p>26</text:p>
          </table:table-cell>
          <table:table-cell table:style-name="ce83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79" office:value-type="float" office:value="23" calcext:value-type="float">
            <text:p>23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79" office:value-type="float" office:value="27" calcext:value-type="float">
            <text:p>27</text:p>
          </table:table-cell>
          <table:table-cell table:style-name="ce83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79" office:value-type="float" office:value="14" calcext:value-type="float">
            <text:p>14</text:p>
          </table:table-cell>
          <table:table-cell table:style-name="ce83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79" office:value-type="float" office:value="0" calcext:value-type="float">
            <text:p>0</text:p>
          </table:table-cell>
          <table:table-cell table:style-name="ce83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79" office:value-type="float" office:value="8" calcext:value-type="float">
            <text:p>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0" office:value-type="float" office:value="9" calcext:value-type="float">
            <text:p>9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8"/>
        <table:table-column table:style-name="co1" table:default-cell-style-name="ce82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7"/>
          <table:table-cell table:style-name="ce81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79" office:value-type="float" office:value="26" calcext:value-type="float">
            <text:p>26</text:p>
          </table:table-cell>
          <table:table-cell table:style-name="ce83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79" office:value-type="float" office:value="23" calcext:value-type="float">
            <text:p>23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79" office:value-type="float" office:value="27" calcext:value-type="float">
            <text:p>27</text:p>
          </table:table-cell>
          <table:table-cell table:style-name="ce83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79" office:value-type="float" office:value="14" calcext:value-type="float">
            <text:p>14</text:p>
          </table:table-cell>
          <table:table-cell table:style-name="ce83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79" office:value-type="float" office:value="0" calcext:value-type="float">
            <text:p>0</text:p>
          </table:table-cell>
          <table:table-cell table:style-name="ce83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79" office:value-type="float" office:value="8" calcext:value-type="float">
            <text:p>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0" office:value-type="float" office:value="9" calcext:value-type="float">
            <text:p>9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8"/>
        <table:table-column table:style-name="co1" table:default-cell-style-name="ce82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7"/>
          <table:table-cell table:style-name="ce81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79" office:value-type="float" office:value="26" calcext:value-type="float">
            <text:p>26</text:p>
          </table:table-cell>
          <table:table-cell table:style-name="ce83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79" office:value-type="float" office:value="23" calcext:value-type="float">
            <text:p>23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79" office:value-type="float" office:value="27" calcext:value-type="float">
            <text:p>27</text:p>
          </table:table-cell>
          <table:table-cell table:style-name="ce83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79" office:value-type="float" office:value="14" calcext:value-type="float">
            <text:p>14</text:p>
          </table:table-cell>
          <table:table-cell table:style-name="ce83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79" office:value-type="float" office:value="0" calcext:value-type="float">
            <text:p>0</text:p>
          </table:table-cell>
          <table:table-cell table:style-name="ce83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79" office:value-type="float" office:value="8" calcext:value-type="float">
            <text:p>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0" office:value-type="float" office:value="9" calcext:value-type="float">
            <text:p>9</text:p>
          </table:table-cell>
          <table:table-cell table:style-name="ce84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8"/>
        <table:table-column table:style-name="co1" table:default-cell-style-name="ce82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7"/>
          <table:table-cell table:style-name="ce81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79" office:value-type="float" office:value="26" calcext:value-type="float">
            <text:p>26</text:p>
          </table:table-cell>
          <table:table-cell table:style-name="ce83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79" office:value-type="float" office:value="23" calcext:value-type="float">
            <text:p>23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79" office:value-type="float" office:value="27" calcext:value-type="float">
            <text:p>27</text:p>
          </table:table-cell>
          <table:table-cell table:style-name="ce83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79" office:value-type="float" office:value="14" calcext:value-type="float">
            <text:p>14</text:p>
          </table:table-cell>
          <table:table-cell table:style-name="ce83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79" office:value-type="float" office:value="0" calcext:value-type="float">
            <text:p>0</text:p>
          </table:table-cell>
          <table:table-cell table:style-name="ce83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79" office:value-type="float" office:value="8" calcext:value-type="float">
            <text:p>8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9" calcext:value-type="float">
            <text:p>9</text:p>
          </table:table-cell>
          <table:table-cell table:style-name="ce84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6:46.5448991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6:57.027355469</dc:date>
    <meta:editing-duration>PT9H51M39S</meta:editing-duration>
    <meta:editing-cycles>18</meta:editing-cycles>
    <meta:generator>LibreOffice/25.2.3.2$Linux_X86_64 LibreOffice_project/520$Build-2</meta:generator>
    <meta:document-statistic meta:table-count="11" meta:cell-count="750" meta:object-count="0"/>
  </office:meta>
</office:document-meta>
</file>